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2"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227d6e" officeooo:paragraph-rsid="00227d6e"/>
    </style:style>
    <style:style style:name="P6" style:family="paragraph" style:parent-style-name="Text_20_body">
      <style:paragraph-properties fo:text-align="justify" style:justify-single-word="false"/>
      <style:text-properties fo:language="en" fo:country="US" officeooo:rsid="00227d6e" officeooo:paragraph-rsid="00227d6e"/>
    </style:style>
    <style:style style:name="P7" style:family="paragraph" style:parent-style-name="Text_20_body">
      <style:paragraph-properties fo:text-align="justify" style:justify-single-word="false"/>
      <style:text-properties fo:language="en" fo:country="US" officeooo:rsid="0022e1c8" officeooo:paragraph-rsid="0022e1c8"/>
    </style:style>
    <style:style style:name="P8" style:family="paragraph" style:parent-style-name="Text_20_body">
      <style:paragraph-properties fo:text-align="justify" style:justify-single-word="false"/>
      <style:text-properties fo:language="en" fo:country="US" officeooo:rsid="0024058a" officeooo:paragraph-rsid="0024058a"/>
    </style:style>
    <style:style style:name="P9" style:family="paragraph" style:parent-style-name="Text_20_body">
      <style:paragraph-properties fo:text-align="justify" style:justify-single-word="false"/>
      <style:text-properties fo:language="en" fo:country="US" officeooo:rsid="0026b887" officeooo:paragraph-rsid="0026b887"/>
    </style:style>
    <style:style style:name="P10" style:family="paragraph" style:parent-style-name="Text_20_body">
      <style:paragraph-properties fo:text-align="justify" style:justify-single-word="false"/>
      <style:text-properties fo:language="en" fo:country="US" officeooo:rsid="00289b5a" officeooo:paragraph-rsid="00289b5a"/>
    </style:style>
    <style:style style:name="P11" style:family="paragraph" style:parent-style-name="Text_20_body">
      <style:paragraph-properties fo:text-align="justify" style:justify-single-word="false"/>
      <style:text-properties fo:language="en" fo:country="US" officeooo:rsid="0028b58f" officeooo:paragraph-rsid="0028b58f"/>
    </style:style>
    <style:style style:name="P12" style:family="paragraph" style:parent-style-name="Text_20_body">
      <style:paragraph-properties fo:text-align="justify" style:justify-single-word="false"/>
      <style:text-properties fo:language="en" fo:country="US" officeooo:rsid="002aebdb" officeooo:paragraph-rsid="002aebdb"/>
    </style:style>
    <style:style style:name="P13" style:family="paragraph" style:parent-style-name="Text_20_body">
      <style:paragraph-properties fo:text-align="justify" style:justify-single-word="false"/>
      <style:text-properties fo:language="en" fo:country="US" officeooo:rsid="002b4efe" officeooo:paragraph-rsid="002b4efe"/>
    </style:style>
    <style:style style:name="P14" style:family="paragraph" style:parent-style-name="Text_20_body">
      <style:paragraph-properties fo:text-align="justify" style:justify-single-word="false"/>
      <style:text-properties fo:language="en" fo:country="US" officeooo:rsid="002e9986" officeooo:paragraph-rsid="002e9986"/>
    </style:style>
    <style:style style:name="P15" style:family="paragraph" style:parent-style-name="Heading_20_2">
      <style:text-properties fo:language="en" fo:country="US"/>
    </style:style>
    <style:style style:name="T1" style:family="text">
      <style:text-properties officeooo:rsid="00208c4a"/>
    </style:style>
    <style:style style:name="T2" style:family="text">
      <style:text-properties officeooo:rsid="0022e1c8"/>
    </style:style>
    <style:style style:name="T3" style:family="text">
      <style:text-properties fo:font-style="italic" style:font-style-asian="italic" style:font-style-complex="italic"/>
    </style:style>
    <style:style style:name="T4" style:family="text">
      <style:text-properties fo:font-style="italic" officeooo:rsid="0022e1c8" style:font-style-asian="italic" style:font-style-complex="italic"/>
    </style:style>
    <style:style style:name="T5" style:family="text">
      <style:text-properties fo:font-style="italic" officeooo:rsid="00289b5a" style:font-style-asian="italic" style:font-style-complex="italic"/>
    </style:style>
    <style:style style:name="T6" style:family="text">
      <style:text-properties officeooo:rsid="002353ea"/>
    </style:style>
    <style:style style:name="T7" style:family="text">
      <style:text-properties officeooo:rsid="00242b7d"/>
    </style:style>
    <style:style style:name="T8" style:family="text">
      <style:text-properties fo:font-style="normal" style:font-style-asian="normal" style:font-style-complex="normal"/>
    </style:style>
    <style:style style:name="T9" style:family="text">
      <style:text-properties fo:font-style="normal" officeooo:rsid="002806c5" style:font-style-asian="normal" style:font-style-complex="normal"/>
    </style:style>
    <style:style style:name="T10" style:family="text">
      <style:text-properties fo:font-style="normal" officeooo:rsid="00289b5a" style:font-style-asian="normal" style:font-style-complex="normal"/>
    </style:style>
    <style:style style:name="T11" style:family="text">
      <style:text-properties fo:font-style="normal" officeooo:rsid="0028b58f" style:font-style-asian="normal" style:font-style-complex="normal"/>
    </style:style>
    <style:style style:name="T12" style:family="text">
      <style:text-properties officeooo:rsid="00295ff2"/>
    </style:style>
    <style:style style:name="T13" style:family="text">
      <style:text-properties officeooo:rsid="002b4efe"/>
    </style:style>
    <style:style style:name="T14" style:family="text">
      <style:text-properties officeooo:rsid="002bbb7e"/>
    </style:style>
    <style:style style:name="T15" style:family="text">
      <style:text-properties officeooo:rsid="003074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de Secrets</text:p>
      <text:p text:style-name="P1">Intellectual Piracy and the Origins of American Industrial Power</text:p>
      <text:p text:style-name="P3">DORON S. BEN-ATAR</text:p>
      <text:h text:style-name="P15" text:outline-level="2">CHAPTER <text:span text:style-name="T1">6</text:span></text:h>
      <text:p text:style-name="P4"/>
      <text:p text:style-name="P5">Constructing the American Understanding of Intellectual Property</text:p>
      <text:p text:style-name="P5"/>
      <text:p text:style-name="P6">When Thomas Attwood Digges was twenty-six years old, he sailed from the British colonies to Europe in hopes of gaining fame and fortune. Born in 1742, this son of one of Maryland's most prominent Catholic families thought he was destined for greatness. After some early troubles in his teen years – Digges was somewhat of a kleptomaniac – he moved to Europe in the late 1760s, settled in Portugal, and engaged in international trade. <text:span text:style-name="T2">At the same time he began working on a novel. In 1774 Digges moved to London, legal troubles with Portuguese authorities provided the push and love for an Englishwoman provided the pull for change of residence. The following year he published his largely autobiographical novel, the first ever written by an American, </text:span><text:span text:style-name="T4">Adventures of Alfonso</text:span><text:span text:style-name="T2">.</text:span></text:p>
      <text:p text:style-name="P7"/>
      <text:p text:style-name="P7">The literary career <text:span text:style-name="T6">of this American expatriate took a political turn during the Revolution. His close relationship with George Washington – the Digges estate was located just across the Potomac from Mount Vernon – made him a natural choice for enlisting with the revolutionary effort in England, and he took part in illegal shipping of munitions to the America rebels. But Digges's involvement in the American cause was highly controversial. He aroused the suspicion of almost all the American representatives in Europe, who believed he was a double agent. His reputation plummeted when it was discovered that he had embezzled charitable funds aimed at arranging the escape or ameliorating the conditions of American prisoners. Benjamin Franklin, for one, wrote that “If such a fellow is not damn'd it is not worth while to keep a devil.”</text:span><text:span text:style-name="T6"><text:note text:id="ftn1" text:note-class="footnote"><text:note-citation>1</text:note-citation><text:note-body><text:p text:style-name="Footnote"/></text:note-body></text:note></text:span><text:span text:style-name="T6"> Franklin's rival, John Adams, however, trusted the controversial Marylander. Digges arranged the publication of Adams's revolutionary propaganda in London and sent him numerous reports of British thinking about the war. The diplomatic stature Digges attained is evident by the fact that the British prime minister Lord North chose Digges to be the bearer of his 1782 peace overture.</text:span></text:p>
      <text:p text:style-name="P7"/>
      <text:p text:style-name="P8">With the war over, Digges turned to technology piracy. In the decade fallowing American independence <text:s/>he traveled through England and Ireland in search of artisans willing to violate British laws and migrate to America with their advanced machinery. By taking such personal risk in violation of English law Digges hoped to profit handsomely while rehabilitating his patriotic credentials. His most successful recruit was William Pearce, a mechanic from Yorkshire <text:span text:style-name="T7">who settled in Belfast in 1790. The ambitious Marylander called his prized recruit a “second Archimedes” and claimed Pearce was also, according to Digges, the invention by Mr. Arkwright.” Pearce was also, according to Digges, the innovative force in the Cartwrights' mill, “which dresses the Wool, spins, and weaves Broad Cloth by force of Water, stem, or by a horse.” After Pearce failed to get premiums from the Irish Parliament for a variety of </text:span><text:soft-page-break/><text:span text:style-name="T7">mechanical innovations, he warmed up to Digges's overtures and agreed to emigrate to the United States. Digges proudly reported to Secretary of State Jefferson that “a box containing the materials and specifications for a new Invented double Loom” was about to depart for America and that Pearce and two of his able assistants would <text:s/>fallow it there, reassemble the machinery, and put it to work. “It gives me great pleasure,” he concluded, “to have been the means of getting so valuable an Artist to our Country.” Alas, Pearce's journey did not got smoothly. Digges reported that an English cutter “pursued &amp; searched His Vessel twice for His double Loom &amp; the would have brought him back had He not entered &amp; given in a different name.”</text:span><text:span text:style-name="T7"><text:note text:id="ftn2" text:note-class="footnote"><text:note-citation>2</text:note-citation><text:note-body><text:p text:style-name="Footnote"/></text:note-body></text:note></text:span></text:p>
      <text:p text:style-name="P8"/>
      <text:p text:style-name="P9">While reading a New York newspaper Digges came across Alexander Hamilton's <text:span text:style-name="T3">Report on Ma</text:span><text:span text:style-name="T5">n</text:span><text:span text:style-name="T3">ufactures</text:span><text:span text:style-name="T8">. </text:span><text:span text:style-name="T9">Submitted to Congress on December 25, 1791, the secretary if the Treasury's thorough analysis of the state of American industries was followed by a call for an aggressive policy of technology piracy. Digges was delighted to read that Washington's closest lieutenant had endorsed his goals and methods, and believed that this was an excellent time </text:span><text:span text:style-name="T10">to plunder European technology. By offering inducements and developing opportunities for employment, Hamilton wrote in the report, the United States could immeasurably “increase the extent of valuable acquisitions to the population, arts and industry.” </text:span><text:span text:style-name="T10"><text:note text:id="ftn0" text:note-class="footnote"><text:note-citation>3</text:note-citation><text:note-body><text:p text:style-name="Footnote"/></text:note-body></text:note></text:span></text:p>
      <text:p text:style-name="P9"/>
      <text:p text:style-name="P10"><text:span text:style-name="T8">Digges could not have agreed more. He wrote Hamilton that in the industrial regions of Belfast, Liverpool, and Manchester, newspaper would not publish any favorable account of American manufactures, fearing that it might “lead the people to emigration.” He had one thousand copies of Hamilton's </text:span><text:span text:style-name="T3">Report on Manufactures</text:span><text:span text:style-name="T8"> printed in Dublin in 1792 and spread among local societies for the promotion of manufactures in Britain and Ireland. He believed the report would “induce artists to move toward a Country so likely to very soon give them ample employ &amp; domestic ease.” The Dublin edition was “distributed and Sold cheap,” reported the Edinburgh bookseller Samuel Peterson to Hamilton. Yet the encouragement given in the </text:span><text:span text:style-name="T3">Report on Manufactures</text:span><text:span text:style-name="T8"> to “the poor distressed Subjects of these States to flock to America” antagonized “the great people &amp; Landed Interest” who </text:span><text:span text:style-name="T11">sought to discourage emigration.</text:span><text:span text:style-name="T11"><text:note text:id="ftn3" text:note-class="footnote"><text:note-citation>4</text:note-citation><text:note-body><text:p text:style-name="Footnote"/></text:note-body></text:note></text:span></text:p>
      <text:p text:style-name="P10"/>
      <text:p text:style-name="P11">Digges's proclivity to steal, not pay his debts, and engage in industrial espionage landed him in a British jail for some time in the mid 1780s, in 1792, and probably in 1795.<text:note text:id="ftn4" text:note-class="footnote"><text:note-citation>5</text:note-citation><text:note-body><text:p text:style-name="Footnote"/></text:note-body></text:note> His many American detractors were not impressed by his activities in England and continued to distrust him. In the eyes of at least one American, however, Digges's clandestine efforts in behalf of American manufacturing proved his patriotism. Responding to Digges's critics, President George Washington declared that all along he had believed that the conduct of “Mr. Thomas Digges towards the United States during the War... has not only been friendly, but I might add zealous.” And those who doubted his devotion to the republic should look no further than “his activity and zeal (with considerable risque) in sending artizans and machines of public utility to this Country I mean by encouraging and facilitating their transportation.”<text:note text:id="ftn5" text:note-class="footnote"><text:note-citation>6</text:note-citation><text:note-body><text:p text:style-name="Footnote"/></text:note-body></text:note></text:p>
      <text:p text:style-name="P11"/>
      <text:p text:style-name="P11">Digges was no the only American industrial spy in England. At least four others traveled around the <text:soft-page-break/>English countryside in the late 1780s and early 1790s looking to recruit artisans and transport industrial technology to the New World. An anti-emigration pamphlet, published in London in the mid 1790s, declared that “there are plenty of agents hovering like birds of prey on the banks of the Thames, eager in their search for such artisans, mechanics, husbandmen, and labourers, as are inclinable <text:span text:style-name="T12">to direct their course to America.” The pamphleteer went on to warn potential immigrants that these agents were hired “at a considerable expense” by American manufactures, “expressly for the purpose of inveigling them to quit their friends and connections” and seek “ideal romantic happiness, in a solitary uncultivated waste, little calculated, and still less capable of conferring the comforts and benefits of society.” Digges, the pamphlet declared, was the worst of these offenders, though he was not the only one engaged “in such nefarious practices.2 The American industrial spy had approached an English gentleman and asked to be informed of “any persons desirous of emigrating to America” and offered to pay two guineas for each artisan and one for each immigrant laborer. Digges was a “designing villain” and a “very dangerous character,” and prospective immigrants should shy away from this “artful” confidence trickster who preyed upon the “credulity of his audience.”</text:span><text:span text:style-name="T12"><text:note text:id="ftn6" text:note-class="footnote"><text:note-citation>7</text:note-citation><text:note-body><text:p text:style-name="Footnote"/></text:note-body></text:note></text:span></text:p>
      <text:p text:style-name="P11"/>
      <text:p text:style-name="P12">Digges's financial fortunes improved after his brother, who died in 1793, left him a handsome estate. He nevertheless continued to engage in industrial espionage. <text:span text:style-name="T13">When he heard that Jefferson was working on establishing an American mint he offered to help secure the assistance of Matthew Boulton who “is by far the neatest and best Coiner and has a more excellent Apparatus for Coining than any in Europe.” He hoped that his activities would rehabilitate his reputation in the United States. Yet his trials and tribulations in behalf of American industry neither restored his reputation in the eyes of the American industry neither restored his reputation in the eyes of the American elite nor earned him the gratitude of his countrymen. Digges, who returned to his Maryland estate in 1799, lived the remaining two decades of his life in relative obscurity.</text:span><text:span text:style-name="T13"><text:note text:id="ftn7" text:note-class="footnote"><text:note-citation>8</text:note-citation><text:note-body><text:p text:style-name="Footnote"/></text:note-body></text:note></text:span></text:p>
      <text:p text:style-name="P12"/>
      <text:p text:style-name="P13">The industrial spying career of Thomas Digges stands for the crucial transformation in American ideas about technology diffusion and technology piracy that took place in 1790s. The first decade of national existence saw the most intense pursuit of English technology on the federal and state level. Initially, the constitutional provision to promote the useful arts was interpreted as a mandate use the mechanism of the new national government effectively to appropriate forbidden European technology. These efforts were particularly successful in the textile industry as small-scale capacity to build and operate the newest mule spinning and Arkwright technologies sprang up in a variety of spots in the northeastern urban centers.</text:p>
      <text:p text:style-name="P13"/>
      <text:p text:style-name="P13">At the same time, however, a new understanding developed about the <text:span text:style-name="T14">proper arena for technology piracy. A self-respecting government eager to join the international community on an equal bases could not flaunt its violation of the laws of the other countries. Patterns established under the semi-anarchic circumstances of the Revolution and Confederation were inappropriate behavior for a respected member of the international community. This was all the more important for the nascent Washington administration, whose chief task was establishing legitimacy at home and abroad. To be sure, clandestine appropriation of English technology not only persisted but also intensified. Every major European state engaged in technology piracy and industrial espionage in the eighteenth century, and the United States could not afford to behave differently. Yet, there was etiquette to this piracy. It was undertaken in secret and officials would deny any connection to such practices.</text:span></text:p>
      <text:p text:style-name="P14"><text:soft-page-break/>The young republic embraced a Janus-faced approach. The government of the United States, after briefly considering sponsoring such activities, formally disengaged from technology piracy. Officially it disavowed the practice and Congress passed a patent law founded on a principled commitment to worldwide originality as the foundation of intellectual property in the United States. Covertly, federal officials winked as they disavowed any connection to the theft <text:span text:style-name="T15">of knowledge. The constant influx of immigrants lessened the necessity for recruiting skilled artisans in Europe. Moreover, the wars of the French Revolution created a large demand for American agricultural products, unleashing an unprecedented economic boom. In this context the impetus to create a self-sufficient industrial economy in order to secure American independence was no longer urgent. In a sense, federal policy toward technology piracy signaled the coming of age of the republ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13DT23H35M38S</meta:editing-duration>
    <meta:editing-cycles>30</meta:editing-cycles>
    <meta:generator>LibreOffice/4.2.4.2$Linux_X86_64 LibreOffice_project/63150712c6d317d27ce2db16eb94c2f3d7b699f8</meta:generator>
    <dc:date>2014-07-18T11:39:12.202060199</dc:date>
    <dc:creator>Guillermo Lengemann</dc:creator>
    <meta:document-statistic meta:table-count="0" meta:image-count="0" meta:object-count="0" meta:page-count="4" meta:paragraph-count="16" meta:word-count="1764" meta:character-count="11328" meta:non-whitespace-character-count="9574"/>
  </office:meta>
</office:document-meta>
</file>